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entConfig.fo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ngleTestClassWithTwoLevelContextHierarchyTests.loadContextHierarch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hildConfig.b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ild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entConfig.baz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